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ff0000" loext:opacity="100%" fo:font-size="20pt" fo:font-weight="bold" officeooo:rsid="000f6e88" officeooo:paragraph-rsid="000f6e88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50%"/>
      <style:text-properties fo:color="#ff0000" loext:opacity="100%" style:font-name="Liberation Mono" fo:font-size="20pt" fo:font-weight="bold" officeooo:rsid="000f6e88" officeooo:paragraph-rsid="000f6e88" style:font-size-asian="20pt" style:font-weight-asian="bold" style:font-size-complex="20pt" style:font-weight-complex="bold"/>
    </style:style>
    <style:style style:name="P3" style:family="paragraph" style:parent-style-name="Standard">
      <style:paragraph-properties fo:line-height="150%"/>
      <style:text-properties fo:color="#55308d" loext:opacity="100%" style:font-name="Liberation Mono" fo:font-size="14pt" fo:font-weight="normal" officeooo:rsid="000f6e88" officeooo:paragraph-rsid="000f6e88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/>
      <style:text-properties fo:color="#55308d" loext:opacity="100%" style:font-name="Liberation Mono" fo:font-size="14pt" fo:font-weight="normal" officeooo:rsid="000f6e88" officeooo:paragraph-rsid="00102a84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/>
      <style:text-properties fo:color="#55308d" loext:opacity="100%" style:font-name="Liberation Mono" fo:font-size="14pt" fo:font-weight="normal" officeooo:rsid="00102a84" officeooo:paragraph-rsid="0011fcc5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/>
      <style:text-properties fo:color="#55308d" loext:opacity="100%" style:font-name="Liberation Mono" fo:font-size="14pt" fo:font-weight="normal" officeooo:rsid="000f6e88" officeooo:paragraph-rsid="0011fcc5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/>
      <style:text-properties fo:color="#55308d" loext:opacity="100%" style:font-name="Liberation Mono" fo:font-size="14pt" fo:font-weight="normal" officeooo:rsid="001055fe" officeooo:paragraph-rsid="001055fe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/>
      <style:text-properties fo:color="#55308d" loext:opacity="100%" style:font-name="Liberation Mono" fo:font-size="14pt" fo:font-weight="normal" officeooo:rsid="0011fcc5" officeooo:paragraph-rsid="0011fcc5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/>
      <style:text-properties fo:color="#55308d" loext:opacity="100%" style:font-name="Liberation Mono" fo:font-size="14pt" fo:font-weight="normal" officeooo:rsid="00138a49" officeooo:paragraph-rsid="00138a4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/>
      <style:text-properties fo:color="#55308d" loext:opacity="100%" style:font-name="Liberation Mono" fo:font-size="14pt" fo:font-weight="normal" officeooo:rsid="00138a49" officeooo:paragraph-rsid="00150b9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/>
      <style:text-properties fo:color="#55308d" loext:opacity="100%" style:font-name="Liberation Mono" fo:font-size="14pt" fo:font-weight="normal" officeooo:rsid="00150b9f" officeooo:paragraph-rsid="00150b9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/>
      <style:text-properties fo:color="#00a933" loext:opacity="100%" style:font-name="Liberation Mono" fo:font-size="13pt" fo:font-weight="bold" officeooo:rsid="00150b9f" officeooo:paragraph-rsid="00150b9f" style:font-size-asian="13pt" style:font-weight-asian="bold" style:font-size-complex="13pt" style:font-weight-complex="bold"/>
    </style:style>
    <style:style style:name="P13" style:family="paragraph" style:parent-style-name="Standard">
      <style:paragraph-properties fo:line-height="150%"/>
      <style:text-properties fo:color="#00a933" loext:opacity="100%" style:font-name="Liberation Mono" fo:font-size="13pt" fo:font-weight="normal" officeooo:rsid="00150b9f" officeooo:paragraph-rsid="00150b9f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line-height="150%"/>
      <style:text-properties fo:color="#55308d" loext:opacity="100%" style:font-name="Liberation Mono" fo:font-size="14pt" fo:font-weight="normal" officeooo:rsid="001e98db" officeooo:paragraph-rsid="001e98d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/>
      <style:text-properties fo:color="#55308d" loext:opacity="100%" style:font-name="Liberation Mono" fo:font-size="14pt" fo:font-weight="normal" officeooo:rsid="001918da" officeooo:paragraph-rsid="001918d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/>
      <style:text-properties fo:color="#55308d" loext:opacity="100%" style:font-name="Liberation Mono" fo:font-size="14pt" fo:font-weight="normal" officeooo:rsid="001918da" officeooo:paragraph-rsid="001ac4e1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/>
      <style:text-properties fo:color="#55308d" loext:opacity="100%" style:font-name="Liberation Mono" fo:font-size="14pt" fo:font-weight="normal" officeooo:rsid="001b0eca" officeooo:paragraph-rsid="001b0eca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/>
      <style:text-properties fo:color="#00a933" loext:opacity="100%" style:font-name="Liberation Mono" fo:font-size="14pt" fo:font-weight="bold" officeooo:rsid="001b0eca" officeooo:paragraph-rsid="001b0eca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/>
      <style:text-properties fo:color="#55308d" loext:opacity="100%" style:font-name="Liberation Mono" fo:font-size="14pt" fo:font-weight="normal" officeooo:rsid="001c9f6c" officeooo:paragraph-rsid="001c9f6c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/>
      <style:text-properties fo:color="#00a933" loext:opacity="100%" style:font-name="Liberation Mono" fo:font-size="14pt" fo:font-weight="bold" officeooo:rsid="001c9f6c" officeooo:paragraph-rsid="001c9f6c" style:font-size-asian="14pt" style:font-weight-asian="bold" style:font-size-complex="14pt" style:font-weight-complex="bold"/>
    </style:style>
    <style:style style:name="T1" style:family="text">
      <style:text-properties fo:color="#55308d" loext:opacity="100%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officeooo:rsid="00102a84"/>
    </style:style>
    <style:style style:name="T4" style:family="text">
      <style:text-properties officeooo:rsid="0011fcc5"/>
    </style:style>
    <style:style style:name="T5" style:family="text">
      <style:text-properties officeooo:rsid="00150b9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e98db"/>
    </style:style>
    <style:style style:name="T8" style:family="text">
      <style:text-properties officeooo:rsid="001918da"/>
    </style:style>
    <style:style style:name="T9" style:family="text">
      <style:text-properties officeooo:rsid="001ac4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d To End Deployment of ML Project </text:p>
      <text:p text:style-name="P1"/>
      <text:p text:style-name="P2"><text:span text:style-name="T1">First thing first, create a folder name mlprojects in local. Next, create a repository in GitHub by the same name [mlprojects]. </text:span><text:span text:style-name="T2"><text:s/></text:span><text:s/></text:p>
      <text:p text:style-name="P3">Now, open Anaconda prompt and write:: cd local folder path.</text:p>
      <text:p text:style-name="P4">In the next line, write:: <text:span text:style-name="T3">code[space][dot] as in code .</text:span> <text:span text:style-name="T3">You write this to open the folder in VS Code.</text:span></text:p>
      <text:p text:style-name="P4"/>
      <text:p text:style-name="P5">So, by now, GitHub repo is created and VS Code is open. </text:p>
      <text:p text:style-name="P6"/>
      <text:p text:style-name="P5">Next, open the terminal in VS Code and create a conda environment and activate it. Do it this way:</text:p>
      <text:p text:style-name="P4"/>
      <text:p text:style-name="P4">conda create -p venv python==3.8 -y</text:p>
      <text:p text:style-name="P4">conda activate venv/</text:p>
      <text:p text:style-name="P7"/>
      <text:p text:style-name="P7">Now, in VS Code, create a SRC [Source] folder and inside the folder create a __init__.py file.</text:p>
      <text:p text:style-name="P7">Next, in GitHub, click on create file create a .gitignore file and choose option language as Python, then commit change with a commit change name. To reflect the same, write n the VS Code terminal: git pull</text:p>
      <text:p text:style-name="P7"/>
      <text:p text:style-name="P8">Create a README.md file in VS code and run the following code in VS Code terminal to sync with the GitHub and the same is reflected in GitHub when it is refreshed.</text:p>
      <text:p text:style-name="P8"/>
      <text:p text:style-name="P8"><text:soft-page-break/></text:p>
      <text:p text:style-name="P7"/>
      <text:p text:style-name="P6"><text:span text:style-name="T3">So, by now, GitHub repo is created, VS Code is open, </text:span><text:span text:style-name="T4">README,.gitignore, SRC folder, and -e. are all created. </text:span></text:p>
      <text:p text:style-name="P8">git add README.md</text:p>
      <text:p text:style-name="P8">git commit -m "First Commit"</text:p>
      <text:p text:style-name="P9">git status</text:p>
      <text:p text:style-name="P8">git branch -M main</text:p>
      <text:p text:style-name="P8">git remote add origin <text:a xlink:type="simple" xlink:href="https://github.com/arijit517/mlprojects.git" text:style-name="Internet_20_link" text:visited-style-name="Visited_20_Internet_20_Link">https://github.com/arijit517/mlprojects.git</text:a></text:p>
      <text:p text:style-name="P9">git remote -v</text:p>
      <text:p text:style-name="P9">git push -u origin main</text:p>
      <text:p text:style-name="P9">Next, create requirements.txt file under venv in VS Code and write pandas, numpy, seaborn, and -e .</text:p>
      <text:p text:style-name="P10">Save the file. Also, create a setup.py file in VS Code and save it.<text:span text:style-name="T5"> Now you can install setup.py file or install requirements.txt file where Interestingly, -e . is used to trigger setup.py file. After installing requirements.txt fie you will no longer see e . And you will see mlprojects.egg-info file in VS Code editor.</text:span></text:p>
      <text:p text:style-name="P11">Next, on VS Code terminal write:</text:p>
      <text:p text:style-name="P11">git commit -m "setup"</text:p>
      <text:p text:style-name="P11">git push -u origin main</text:p>
      <text:p text:style-name="P11">And refresh the GitHub so that setup.py is reflected.</text:p>
      <text:p text:style-name="P11">Now, code inside setup.py file is :: </text:p>
      <text:p text:style-name="P11"/>
      <text:p text:style-name="P11"/>
      <text:p text:style-name="P11"/>
      <text:p text:style-name="P11"><text:soft-page-break/></text:p>
      <text:p text:style-name="P12">from setuptools import find_packages,setup</text:p>
      <text:p text:style-name="P12">from typing import List</text:p>
      <text:p text:style-name="P12"/>
      <text:p text:style-name="P12">HYPEN_E_DOT='-e .'</text:p>
      <text:p text:style-name="P12">def get_requirements(file_path:str)-&gt;List[str]:</text:p>
      <text:p text:style-name="P12"><text:s text:c="4"/>'''</text:p>
      <text:p text:style-name="P12"><text:s text:c="4"/>this function will return the list of requirements</text:p>
      <text:p text:style-name="P12"><text:s text:c="4"/>'''</text:p>
      <text:p text:style-name="P12"><text:s text:c="4"/>requirements=[]</text:p>
      <text:p text:style-name="P12"><text:s text:c="4"/>with open(file_path) as file_obj:</text:p>
      <text:p text:style-name="P12"><text:s text:c="8"/>requirements=file_obj.readlines()</text:p>
      <text:p text:style-name="P13"><text:span text:style-name="T6"><text:s text:c="8"/>requirements=[req.replace("\n","") for req in</text:span> <text:span text:style-name="T6">requirements]</text:span></text:p>
      <text:p text:style-name="P12"/>
      <text:p text:style-name="P12"><text:s text:c="8"/>if HYPEN_E_DOT in requirements:</text:p>
      <text:p text:style-name="P12"><text:s text:c="12"/>requirements.remove(HYPEN_E_DOT)</text:p>
      <text:p text:style-name="P12"><text:s text:c="4"/></text:p>
      <text:p text:style-name="P12"><text:s text:c="4"/>return requirements</text:p>
      <text:p text:style-name="P12"/>
      <text:p text:style-name="P12">setup(</text:p>
      <text:p text:style-name="P12">name='mlproject',</text:p>
      <text:p text:style-name="P12">version='0.0.1',</text:p>
      <text:p text:style-name="P12">author='Krish',</text:p>
      <text:p text:style-name="P12">author_email='krishnaik06@gmail.com',</text:p>
      <text:p text:style-name="P12">packages=find_packages(),</text:p>
      <text:p text:style-name="P12">install_requires=get_requirements('requirements.txt')</text:p>
      <text:p text:style-name="P12"/>
      <text:p text:style-name="P12">)</text:p>
      <text:p text:style-name="P12"/>
      <text:p text:style-name="P12"><text:soft-page-break/></text:p>
      <text:p text:style-name="P14">In this section, we create a folder structure and write both exception code and logger code.</text:p>
      <text:p text:style-name="P11">So, again, Readme.md fil<text:span text:style-name="T7">e</text:span>, requirements.txt, venv, SRC,__init__.py, .gitignore, setup.py file, mlprojects.egg-info are all <text:span text:style-name="T8">in GitHub. </text:span></text:p>
      <text:p text:style-name="P15">Next, in terms of project structure, create files under SRC folder: __init__.py, logger.py, exception.py, and utlis.py.</text:p>
      <text:p text:style-name="P16">Again, under SRC folder you have 2 sub folders: components and pipeline. Under components, there are files: __init__.py, data_ingestion.py, data_transformation.py, <text:span text:style-name="T9">and model_trainer.py. Under pipeline, files are </text:span>__init__.py, <text:span text:style-name="T9"><text:s/>predict_pipeline.py, and train_pipeline.py.</text:span></text:p>
      <text:p text:style-name="P17">Now, go to terminal and write:</text:p>
      <text:p text:style-name="P17">git status</text:p>
      <text:p text:style-name="P17">git add .</text:p>
      <text:p text:style-name="P17">git commit -m “Excepion and Loggings”</text:p>
      <text:p text:style-name="P17">git push -u origin main</text:p>
      <text:p text:style-name="P17">Refresh GitHub.</text:p>
      <text:p text:style-name="P17">Exception Code::<text:span text:style-name="T7"> </text:span></text:p>
      <text:p text:style-name="P18">im<text:span text:style-name="T7">6p</text:span>ort sys</text:p>
      <text:p text:style-name="P18">from src.logger import logging</text:p>
      <text:p text:style-name="P18"/>
      <text:p text:style-name="P18">def error_message_detail(error,error_detail:sys):</text:p>
      <text:p text:style-name="P18"><text:s text:c="4"/>_,_,exc_tb=error_detail.exc_info()</text:p>
      <text:p text:style-name="P18"><text:s text:c="4"/>file_name=exc_tb.tb_frame.f_code.co_filename</text:p>
      <text:p text:style-name="P18"><text:s text:c="4"/>error_message="Error occured in python script name [{0}] line number [{1}] error message[{2}]".format(</text:p>
      <text:p text:style-name="P18"><text:soft-page-break/><text:s text:c="5"/>file_name,exc_tb.tb_lineno,str(error))</text:p>
      <text:p text:style-name="P18"/>
      <text:p text:style-name="P18"><text:s text:c="4"/>return error_message</text:p>
      <text:p text:style-name="P18"/>
      <text:p text:style-name="P18"><text:s text:c="4"/></text:p>
      <text:p text:style-name="P18"/>
      <text:p text:style-name="P18">class CustomException(Exception):</text:p>
      <text:p text:style-name="P18"><text:s text:c="4"/>def __init__(self,error_message,error_detail:sys):</text:p>
      <text:p text:style-name="P18"><text:s text:c="8"/>super().__init__(error_message)</text:p>
      <text:p text:style-name="P18"><text:s text:c="8"/>self.error_message=error_message_detail(error_message,error_detail=error_detail)</text:p>
      <text:p text:style-name="P18"><text:s text:c="4"/></text:p>
      <text:p text:style-name="P18"><text:s text:c="4"/>def __str__(self):</text:p>
      <text:p text:style-name="P18"><text:s text:c="8"/>return self.error_message</text:p>
      <text:p text:style-name="P18"><text:s text:c="5"/></text:p>
      <text:p text:style-name="P19">Logger Code::</text:p>
      <text:p text:style-name="P20">import logging</text:p>
      <text:p text:style-name="P20">import os</text:p>
      <text:p text:style-name="P20">from datetime import datetime</text:p>
      <text:p text:style-name="P20"/>
      <text:p text:style-name="P20">LOG_FILE=f"{datetime.now().strftime('%m_%d_%Y_%H_%M_%S')}.log"</text:p>
      <text:p text:style-name="P20">logs_path=os.path.join(os.getcwd(),"logs",LOG_FILE)</text:p>
      <text:p text:style-name="P20">os.makedirs(logs_path,exist_ok=True)</text:p>
      <text:p text:style-name="P20"/>
      <text:p text:style-name="P20">LOG_FILE_PATH=os.path.join(logs_path,LOG_FILE)</text:p>
      <text:p text:style-name="P20">logging.basicConfig(</text:p>
      <text:p text:style-name="P20"><text:soft-page-break/><text:s text:c="4"/>filename=LOG_FILE_PATH,</text:p>
      <text:p text:style-name="P20"><text:s text:c="4"/>format="[ %(asctime)s ] %(lineno)d %(name)s - %(levelname)s - %(message)s",</text:p>
      <text:p text:style-name="P20"><text:s text:c="4"/>level=logging.INFO,</text:p>
      <text:p text:style-name="P20"/>
      <text:p text:style-name="P20">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7T02:21:40.739000000</meta:creation-date>
    <dc:date>2025-04-08T06:04:06.148000000</dc:date>
    <meta:editing-duration>PT21H18M12S</meta:editing-duration>
    <meta:editing-cycles>10</meta:editing-cycles>
    <meta:generator>LibreOffice/24.8.5.2$Windows_X86_64 LibreOffice_project/fddf2685c70b461e7832239a0162a77216259f22</meta:generator>
    <meta:document-statistic meta:table-count="0" meta:image-count="0" meta:object-count="0" meta:page-count="6" meta:paragraph-count="90" meta:word-count="546" meta:character-count="4304" meta:non-whitespace-character-count="3692"/>
  </office:meta>
</office:document-meta>
</file>